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2aab2" officeooo:paragraph-rsid="0052aa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Praktycznie każdy chce by kadnydat miał "Experience" Jest to taki term polegający na tym że ma wyglądać że mam "Experience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9T09:41:24.678446581</dc:date>
    <meta:editing-duration>P1DT21M15S</meta:editing-duration>
    <meta:editing-cycles>45</meta:editing-cycles>
    <meta:document-statistic meta:table-count="0" meta:image-count="0" meta:object-count="0" meta:page-count="1" meta:paragraph-count="1" meta:word-count="20" meta:character-count="124" meta:non-whitespace-character-count="105"/>
  </office:meta>
</office:document-meta>
</file>